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0%"/>
      <style:text-properties style:font-name="Microsoft Sans Serif" fo:language="en" fo:country="US" fo:font-weight="normal" style:font-weight-asian="normal" style:font-weight-complex="normal"/>
    </style:style>
    <style:style style:name="P2" style:family="paragraph" style:parent-style-name="Standard">
      <style:paragraph-properties fo:line-height="120%"/>
      <style:text-properties style:font-name="Microsoft Sans Serif" fo:language="en" fo:country="US" fo:font-weight="bold" style:font-weight-asian="bold" style:font-weight-complex="bold"/>
    </style:style>
    <style:style style:name="P3" style:family="paragraph" style:parent-style-name="Standard">
      <style:paragraph-properties fo:line-height="120%"/>
      <style:text-properties style:font-name="Microsoft Sans Serif"/>
    </style:style>
    <style:style style:name="P4" style:family="paragraph" style:parent-style-name="Standard">
      <style:paragraph-properties fo:line-height="120%"/>
      <style:text-properties style:font-name="Microsoft Sans Serif" fo:language="en" fo:country="US" fo:font-weight="normal" style:font-weight-asian="normal" style:font-weight-complex="normal"/>
    </style:style>
    <style:style style:name="P5" style:family="paragraph" style:parent-style-name="Standard" style:list-style-name="L1">
      <style:paragraph-properties fo:line-height="120%"/>
      <style:text-properties style:font-name="Microsoft Sans Serif" fo:language="en" fo:country="US" fo:font-weight="normal" style:font-weight-asian="normal" style:font-weight-complex="normal"/>
    </style:style>
    <style:style style:name="P6" style:family="paragraph" style:parent-style-name="Standard" style:list-style-name="L2">
      <style:paragraph-properties fo:line-height="120%"/>
      <style:text-properties style:font-name="Microsoft Sans Serif" fo:language="en" fo:country="US" fo:font-weight="normal" style:font-weight-asian="normal" style:font-weight-complex="normal"/>
    </style:style>
    <style:style style:name="P7" style:family="paragraph" style:parent-style-name="Standard" style:list-style-name="L3">
      <style:paragraph-properties fo:line-height="120%"/>
      <style:text-properties style:font-name="Microsoft Sans Serif" fo:language="en" fo:country="U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U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A Brief Description of the Application</text:p>
      <text:p text:style-name="P1">The work is meant to provide a very dependable back-up system. Its architecture is <text:s/>client-server based. The application provides an intelligent way of keeping history of files. </text:p>
      <text:p text:style-name="P1">Platform used: Java SE 7</text:p>
      <text:p text:style-name="P2"/>
      <text:p text:style-name="P2">2.<text:tab/>A Complex Description</text:p>
      <text:p text:style-name="P1"><text:tab/>The application is divided into two parts – <text:s/>one is server-side, the other is on the client machine. The former is mainly used for handling the data storage, i.e. dealing with blocks, log files, versions of files and composition and decomposition of files into/from blocks of data. It is primarily operated via the client part, which is, in contrast, more user-centric. Main responsibilities include inspecting the newly inserted files, determining the parts of files to be sent and importantly, communication with the user. </text:p>
      <text:p text:style-name="P1"/>
      <text:p text:style-name="P1">The basic operations a user can do are:</text:p>
      <text:list xml:id="list8990057366302415480" text:style-name="L1">
        <text:list-item>
          <text:p text:style-name="P5">insert a new file into the system</text:p>
        </text:list-item>
        <text:list-item>
          <text:p text:style-name="P5">insert a newer version of an already present file</text:p>
        </text:list-item>
        <text:list-item>
          <text:p text:style-name="P5">read a file, either the current or an older version</text:p>
        </text:list-item>
        <text:list-item>
          <text:p text:style-name="P5">delete a file, either just a version or all of the versions</text:p>
        </text:list-item>
        <text:list-item>
          <text:p text:style-name="P5">list all the present files</text:p>
        </text:list-item>
      </text:list>
      <text:p text:style-name="P1"/>
      <text:p text:style-name="P1"><text:tab/>The system stores the committed files in multiple blocks of data. <text:s/>The size of a block is not arbitrary, it is determined by the file it belongs to and is from a specified set of sizes. The contents of each block are stored as a separate file. The filename is chosen to represent the primary hash of the data it stores plus “vXX”, where XX denotes a number, if a hash collision happens. Inside the file is only the raw data. The usage of a hash-code in the filename is justified by reducing the amount of data transferred between the server and the client. </text:p>
      <text:p text:style-name="P1"><text:tab/>To preserve the information about which files the present data blocks belong to, there is a special type of file – an index file. It contains a tree-like representation of the directory structure the system stores. Each regular file node contains the filename and a sorted list of versions of the file. Each version node contains a list of blocks it is build from and an indicator, wherther this version is represented as an editational script, in which case the list of blocks is not defined. A version node further contains the date and time it was added to the system and a simple reference count, which tells how many versions (of any file) reference this block. In a block node we can also find a hash of its contents (the rolling hash), another hash (a more secure one), the size of the block and the number of bytes that are valid (counting from the beginning). Each time a version of any file uses the block, no matter at which valid positions, it is reflected in the block's reference count. As a result, it is possible and easy to look up the no longer used blocks and delete them. This actually aims to be a simple form of “garbage collection”.</text:p>
      <text:p text:style-name="P1"><text:tab/>In addition to this tree-like structure, the index file also contains a set of tuples <text:span text:style-name="T1">(hash&lt;--&gt;block_structure)</text:span>, where <text:span text:style-name="T1">block_structure</text:span> represents a block and <text:span text:style-name="T1">hash </text:span><text:span text:style-name="T2"><text:s/>denotes the rolling hash of its contents.</text:span> The reason this structure exists is to allow for a faster search among blocks.</text:p>
      <text:p text:style-name="P1"><text:soft-page-break/><text:tab/>If a version is reperesented as an editational script, the actual script is saved in a strcuture that maps a certain version to the corresponding script. It is stored in a file <text:s/>named “skripty”.</text:p>
      <text:p text:style-name="P1"><text:tab/>When a new version of a file is added, it would not be a very fast solution to send the whole data to the server. Instead, only the actual changed data is sent. The principle behind this is inspired by the well known <text:span text:style-name="T1">rsync</text:span> algorithm. What happens when a user tries to add a new version of a file to the system:</text:p>
      <text:list xml:id="list1111333013697590982" text:style-name="L2">
        <text:list-item>
          <text:p text:style-name="P6">The relevant index file is downloaded from the server to the client.</text:p>
        </text:list-item>
        <text:list-item>
          <text:p text:style-name="P6">The file to be added is scanned from left to right using the “window” method, i.e. a fixed-size interval is read and a hash function is calculated for this section. Then the interval is moved one byte to the right and everything continues.</text:p>
        </text:list-item>
        <text:list-item>
          <text:p text:style-name="P6">If a section is already present, there is no need to send it again. Just the bytes that do not belong to an already present section will be sent.</text:p>
        </text:list-item>
      </text:list>
      <text:p text:style-name="P1">It is essential to use a “rolling” hash function in order for the system to work fast. </text:p>
      <text:p text:style-name="P1"/>
      <text:p text:style-name="P1">The server part is responsible for correct handling of the accepted data. When the client detects some known blocks, it only sends the unmatched data to the server, in a raw form. Server is then in charge of parsing it into blocks. After a whole version of a file is accepted, the server can do two things with it:</text:p>
      <text:list xml:id="list2108866741760686951" text:style-name="L3">
        <text:list-item>
          <text:p text:style-name="P7">save it as a regular version consisting of blocks</text:p>
        </text:list-item>
        <text:list-item>
          <text:p text:style-name="P7">save it as a editation script containing the differences to the last not scripted version</text:p>
        </text:list-item>
      </text:list>
      <text:p text:style-name="P1"/>
      <text:p text:style-name="P3">At first, the new version of a file is stored as a sequence of blocks. Then, it is checked whether this version shiuld be stored in the form of a list of blocks, or as an editation script. Typically, every third version is stored in the former state, while the other are stored just as scripts. However, in case the differences between the last and current versions are substantial, ie. the editation script is too long, the block form is chosen. <text:span text:style-name="T3">The library containing the editation script logic is external, Diff Utils is used.</text:span></text:p>
      <text:p text:style-name="P1"/>
      <text:p text:style-name="P1">The data transferred between a client and the server are sent as serialized Java objects. For performance reasons, a custom serilization framework is used – the Kryo framework. The specification of a serialized object is attached as a separate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3T20:30:00.72</meta:creation-date>
    <dc:date>2012-09-25T12:04:57.99</dc:date>
    <meta:editing-duration>PT5H52M9S</meta:editing-duration>
    <meta:editing-cycles>29</meta:editing-cycles>
    <meta:generator>OpenOffice.org/3.4$Win32 OpenOffice.org_project/340m1$Build-9590</meta:generator>
    <meta:document-statistic meta:table-count="0" meta:image-count="0" meta:object-count="0" meta:page-count="2" meta:paragraph-count="25" meta:word-count="960" meta:character-count="5338"/>
  </office:meta>
</office:document-meta>
</file>